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581a" officeooo:paragraph-rsid="000558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sführen: </text:p>
      <text:p text:style-name="P1">in Verzeichniswurzel eingeben: python3 -m updater.updater --csv "updater/updater/Neue DatenbankCSV.csv"</text:p>
      <text:p text:style-name="P1"/>
      <text:p text:style-name="P1"/>
      <text:p text:style-name="P1">1. Clonen: git clone https://github.com/Lennart73538345429/VikaBachelor</text:p>
      <text:p text:style-name="P1">cd vika-updater</text:p>
      <text:p text:style-name="P1"/>
      <text:p text:style-name="P1">Windows: git clone https://github.com/Lennart73538345429/VikaBachelor</text:p>
      <text:p text:style-name="P1">Set-Location vika-updater</text:p>
      <text:p text:style-name="P1"/>
      <text:p text:style-name="P1"/>
      <text:p text:style-name="P1">2. .env Datei anlegen</text:p>
      <text:p text:style-name="P1"/>
      <text:p text:style-name="P1">3. Virtuelle Umgebung</text:p>
      <text:p text:style-name="P1"/>
      <text:p text:style-name="P1"># macOS / Linux</text:p>
      <text:p text:style-name="P1">python3 -V</text:p>
      <text:p text:style-name="P1">python3 -m venv .venv</text:p>
      <text:p text:style-name="P1">source .venv/bin/activate</text:p>
      <text:p text:style-name="P1"/>
      <text:p text:style-name="P1"># Windows PowerShell</text:p>
      <text:p text:style-name="P1">python -V</text:p>
      <text:p text:style-name="P1">python -m venv .venv</text:p>
      <text:p text:style-name="P1">. .\.venv\Scripts\Activate.ps1</text:p>
      <text:p text:style-name="P1"/>
      <text:p text:style-name="P1">4. Erst pip herunterladen und dann folgendes im Terminal eingeben: pip install --upgrade pip</text:p>
      <text:p text:style-name="P1">pip install --no-cache-dir -r requirements.txt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3T03:11:35.075912135</meta:creation-date>
    <dc:date>2025-10-06T13:58:40.857999885</dc:date>
    <meta:editing-duration>P1DT18H24M4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75" meta:character-count="624" meta:non-whitespace-character-count="569"/>
  </office:meta>
</office:document-meta>
</file>